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99ff66" draw:textarea-horizontal-align="justify" draw:textarea-vertical-align="middle" draw:auto-grow-height="false" fo:min-height="3.05cm" fo:min-width="7.5cm"/>
    </style:style>
    <style:style style:name="gr2" style:family="graphic" style:parent-style-name="standard">
      <style:graphic-properties svg:stroke-color="#111111" draw:fill="solid" draw:fill-color="#ffff66" draw:textarea-horizontal-align="justify" draw:textarea-vertical-align="middle" draw:auto-grow-height="false" fo:min-height="3.05cm" fo:min-width="7.5cm"/>
    </style:style>
    <style:style style:name="gr3" style:family="graphic" style:parent-style-name="standard">
      <style:graphic-properties svg:stroke-color="#111111" draw:fill="solid" draw:fill-color="#ff9999" draw:textarea-horizontal-align="justify" draw:textarea-vertical-align="middle" draw:auto-grow-height="false" fo:min-height="3.05cm" fo:min-width="7.5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3.65cm" fo:min-width="23.5cm"/>
    </style:style>
    <style:style style:name="gr5" style:family="graphic" style:parent-style-name="standard">
      <style:graphic-properties svg:stroke-color="#111111" draw:fill="solid" draw:fill-color="#ccccff" draw:textarea-horizontal-align="justify" draw:textarea-vertical-align="middle" draw:auto-grow-height="false" fo:min-height="1.85cm" fo:min-width="6.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color="#111111" draw:fill="solid" draw:fill-color="#99ccff" draw:textarea-horizontal-align="justify" draw:textarea-vertical-align="middle" draw:auto-grow-height="false" fo:min-height="1.85cm" fo:min-width="6.3cm"/>
    </style:style>
    <style:style style:name="gr8" style:family="graphic" style:parent-style-name="standard">
      <style:graphic-properties svg:stroke-color="#111111" draw:fill="solid" draw:fill-color="#ccffff" draw:textarea-horizontal-align="justify" draw:textarea-vertical-align="middle" draw:auto-grow-height="false" fo:min-height="1.85cm" fo:min-width="6.3cm"/>
    </style:style>
    <style:style style:name="gr9" style:family="graphic" style:parent-style-name="standard">
      <style:graphic-properties svg:stroke-width="0.212cm" svg:stroke-color="#ff3333" draw:marker-start-width="0.518cm" draw:marker-end-width="0.518cm" draw:fill-color="#eeeeee" draw:textarea-horizontal-align="justify" draw:textarea-vertical-align="middle" draw:auto-grow-height="false" fo:min-height="3.438cm" fo:min-width="23.288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ff3333" draw:marker-start-width="0.518cm" draw:marker-end-width="0.518cm" draw:fill-color="#eeeeee" draw:textarea-horizontal-align="justify" draw:textarea-vertical-align="middle" draw:auto-grow-height="false" fo:min-height="3.65cm" fo:min-width="23.5cm" fo:padding-top="0.231cm" fo:padding-bottom="0.231cm" fo:padding-left="0.356cm" fo:padding-right="0.356cm"/>
    </style:style>
    <style:style style:name="gr11" style:family="graphic" style:parent-style-name="standard">
      <style:graphic-properties svg:stroke-color="#111111" draw:fill="solid" draw:fill-color="#ccccff" draw:textarea-horizontal-align="justify" draw:textarea-vertical-align="middle" draw:auto-grow-height="false" fo:min-height="3.05cm" fo:min-width="7.5cm"/>
    </style:style>
    <style:style style:name="gr12" style:family="graphic" style:parent-style-name="standard">
      <style:graphic-properties svg:stroke-color="#111111" draw:fill="solid" draw:fill-color="#ccffff" draw:textarea-horizontal-align="justify" draw:textarea-vertical-align="middle" draw:auto-grow-height="false" fo:min-height="3.05cm" fo:min-width="7.5cm"/>
    </style:style>
    <style:style style:name="gr13" style:family="graphic" style:parent-style-name="standard">
      <style:graphic-properties svg:stroke-color="#111111" draw:fill="solid" draw:fill-color="#99ccff" draw:textarea-horizontal-align="justify" draw:textarea-vertical-align="middle" draw:auto-grow-height="false" fo:min-height="3.05cm" fo:min-width="7.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99ff66"/>
      <style:paragraph-properties fo:text-align="center"/>
      <style:text-properties fo:font-size="18pt"/>
    </style:style>
    <style:style style:name="P3" style:family="paragraph">
      <loext:graphic-properties draw:fill="solid" draw:fill-color="#ffff66"/>
      <style:paragraph-properties fo:text-align="center"/>
      <style:text-properties fo:font-size="18pt"/>
    </style:style>
    <style:style style:name="P4" style:family="paragraph">
      <loext:graphic-properties draw:fill="solid" draw:fill-color="#ff9999"/>
      <style:paragraph-properties fo:text-align="center"/>
      <style:text-properties fo:font-size="18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solid" draw:fill-color="#ccccff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solid" draw:fill-color="#99ccff"/>
      <style:paragraph-properties fo:text-align="center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ccccff"/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</style:style>
    <style:style style:name="P12" style:family="paragraph">
      <loext:graphic-properties draw:fill="solid" draw:fill-color="#ccff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8cm" svg:height="2.1cm" svg:x="7.049cm" svg:y="12.2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8cm" svg:height="2.1cm" svg:x="16.749cm" svg:y="12.2cm">
          <text:p text:style-name="P1">Server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4cm" svg:height="0.962cm" svg:x="3.3cm" svg:y="11.1cm">
          <draw:text-box>
            <text:p text:style-name="P1">Location</text:p>
          </draw:text-box>
        </draw:frame>
      </draw:page>
      <draw:page draw:name="page3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8cm" svg:height="2.1cm" svg:x="7.049cm" svg:y="12.2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8cm" svg:height="2.1cm" svg:x="16.749cm" svg:y="12.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8cm" svg:height="2.1cm" svg:x="3.8cm" svg:y="8.3cm">
          <text:p text:style-name="P1"><text:span text:style-name="T1">None </text:span><text:span text:style-name="T1">(Host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8cm" svg:height="2.1cm" svg:x="11.851cm" svg:y="8.3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8cm" svg:height="2.1cm" svg:x="19.9cm" svg:y="8.3cm">
          <text:p text:style-name="P1">Containers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4cm" svg:height="0.962cm" svg:x="3.3cm" svg:y="7.2cm">
          <draw:text-box>
            <text:p text:style-name="P1">Virtualisation</text:p>
          </draw:text-box>
        </draw:frame>
        <draw:frame draw:style-name="gr6" draw:text-style-name="P7" draw:layer="layout" svg:width="24cm" svg:height="0.962cm" svg:x="3.3cm" svg:y="11.1cm">
          <draw:text-box>
            <text:p text:style-name="P1">Location</text:p>
          </draw:text-box>
        </draw:frame>
      </draw:page>
      <draw:page draw:name="page4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6.8cm" svg:height="2.1cm" svg:x="7.049cm" svg:y="12.2cm">
          <text:p text:style-name="P9">Local Machine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8cm" svg:height="2.1cm" svg:x="16.749cm" svg:y="12.2cm"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8cm" svg:height="2.1cm" svg:x="3.8cm" svg:y="8.3cm">
          <text:p text:style-name="P9"><text:span text:style-name="T1">None (Host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8cm" svg:height="2.1cm" svg:x="11.851cm" svg:y="8.3cm">
          <text:p text:style-name="P9">Virtual Machine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8cm" svg:height="2.1cm" svg:x="19.9cm" svg:y="8.3cm">
          <text:p text:style-name="P9">Containers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16.7cm" svg:y="4.4cm">
          <text:p text:style-name="P1">Automated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7cm" svg:y="4.4cm">
          <text:p text:style-name="P1">Manual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24cm" svg:height="0.962cm" svg:x="3.3cm" svg:y="7.2cm">
          <draw:text-box>
            <text:p text:style-name="P9">Virtualisation</text:p>
          </draw:text-box>
        </draw:frame>
        <draw:frame draw:style-name="gr6" draw:text-style-name="P13" draw:layer="layout" svg:width="24cm" svg:height="0.962cm" svg:x="3.3cm" svg:y="11.1cm">
          <draw:text-box>
            <text:p text:style-name="P9">Location</text:p>
          </draw:text-box>
        </draw:frame>
        <draw:frame draw:style-name="gr6" draw:text-style-name="P13" draw:layer="layout" svg:width="24cm" svg:height="0.962cm" svg:x="3.3cm" svg:y="3.3cm">
          <draw:text-box>
            <text:p text:style-name="P9">Configuration</text:p>
          </draw:text-box>
        </draw:frame>
      </draw:page>
      <draw:page draw:name="page5" draw:style-name="dp1" draw:master-page-name="Default">
        <draw:custom-shape draw:style-name="gr4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8cm" svg:height="2.1cm" svg:x="7.049cm" svg:y="12.2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8cm" svg:height="2.1cm" svg:x="16.749cm" svg:y="12.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8cm" svg:height="2.1cm" svg:x="3.8cm" svg:y="8.3cm">
          <text:p text:style-name="P1"><text:span text:style-name="T1">None (Host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8cm" svg:height="2.1cm" svg:x="11.851cm" svg:y="8.3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8cm" svg:height="2.1cm" svg:x="19.9cm" svg:y="8.3cm">
          <text:p text:style-name="P1">Containers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16.7cm" svg:y="4.4cm">
          <text:p text:style-name="P1">Automated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7cm" svg:y="4.4cm">
          <text:p text:style-name="P1">Manual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4cm" svg:height="0.962cm" svg:x="3.3cm" svg:y="7.2cm">
          <draw:text-box>
            <text:p text:style-name="P1">Virtualisation</text:p>
          </draw:text-box>
        </draw:frame>
        <draw:frame draw:style-name="gr6" draw:text-style-name="P7" draw:layer="layout" svg:width="24cm" svg:height="0.962cm" svg:x="3.3cm" svg:y="11.1cm">
          <draw:text-box>
            <text:p text:style-name="P1">Location</text:p>
          </draw:text-box>
        </draw:frame>
        <draw:frame draw:style-name="gr6" draw:text-style-name="P7" draw:layer="layout" svg:width="24cm" svg:height="0.962cm" svg:x="3.3cm" svg:y="3.3cm">
          <draw:text-box>
            <text:p text:style-name="P1">Configuration</text:p>
          </draw:text-box>
        </draw:frame>
      </draw:page>
      <draw:page draw:name="page6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6.8cm" svg:height="2.1cm" svg:x="7.049cm" svg:y="12.2cm">
          <text:p text:style-name="P9">Local Machine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8cm" svg:height="2.1cm" svg:x="16.749cm" svg:y="12.2cm"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8cm" svg:height="2.1cm" svg:x="3.8cm" svg:y="8.3cm">
          <text:p text:style-name="P9"><text:span text:style-name="T1">None (Host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8cm" svg:height="2.1cm" svg:x="11.851cm" svg:y="8.3cm">
          <text:p text:style-name="P9">Virtual Machine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8cm" svg:height="2.1cm" svg:x="19.9cm" svg:y="8.3cm">
          <text:p text:style-name="P9">Containers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16.7cm" svg:y="4.4cm">
          <text:p text:style-name="P1">Automated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7cm" svg:y="4.4cm">
          <text:p text:style-name="P1">Manual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24cm" svg:height="0.962cm" svg:x="3.3cm" svg:y="7.2cm">
          <draw:text-box>
            <text:p text:style-name="P9">Virtualisation</text:p>
          </draw:text-box>
        </draw:frame>
        <draw:frame draw:style-name="gr6" draw:text-style-name="P13" draw:layer="layout" svg:width="24cm" svg:height="0.962cm" svg:x="3.3cm" svg:y="11.1cm">
          <draw:text-box>
            <text:p text:style-name="P9">Location</text:p>
          </draw:text-box>
        </draw:frame>
        <draw:frame draw:style-name="gr6" draw:text-style-name="P13" draw:layer="layout" svg:width="24cm" svg:height="0.962cm" svg:x="3.3cm" svg:y="3.3cm">
          <draw:text-box>
            <text:p text:style-name="P9">Configuration</text:p>
          </draw:text-box>
        </draw:frame>
      </draw:page>
      <draw:page draw:name="page7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4cm" svg:height="3.9cm" svg:x="3.3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8cm" svg:height="2.1cm" svg:x="7.049cm" svg:y="12.2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8cm" svg:height="2.1cm" svg:x="16.749cm" svg:y="12.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8cm" svg:height="2.1cm" svg:x="3.8cm" svg:y="8.3cm">
          <text:p text:style-name="P1"><text:span text:style-name="T1">None (Host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8cm" svg:height="2.1cm" svg:x="11.851cm" svg:y="8.3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8cm" svg:height="2.1cm" svg:x="19.9cm" svg:y="8.3cm">
          <text:p text:style-name="P1">Containers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16.7cm" svg:y="4.4cm">
          <text:p text:style-name="P1">Automated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7cm" svg:y="4.4cm">
          <text:p text:style-name="P1">Manual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4cm" svg:height="0.962cm" svg:x="3.3cm" svg:y="7.2cm">
          <draw:text-box>
            <text:p text:style-name="P1">Virtualisation</text:p>
          </draw:text-box>
        </draw:frame>
        <draw:frame draw:style-name="gr6" draw:text-style-name="P7" draw:layer="layout" svg:width="24cm" svg:height="0.962cm" svg:x="3.3cm" svg:y="11.1cm">
          <draw:text-box>
            <text:p text:style-name="P1">Location</text:p>
          </draw:text-box>
        </draw:frame>
        <draw:frame draw:style-name="gr6" draw:text-style-name="P7" draw:layer="layout" svg:width="24cm" svg:height="0.962cm" svg:x="3.3cm" svg:y="3.3cm">
          <draw:text-box>
            <text:p text:style-name="P1">Configuration</text:p>
          </draw:text-box>
        </draw:frame>
      </draw:page>
      <draw:page draw:name="page8" draw:style-name="dp1" draw:master-page-name="Default">
        <draw:custom-shape draw:style-name="gr1" draw:text-style-name="P2" draw:layer="layout" svg:width="8cm" svg:height="3.3cm" svg:x="2.9cm" svg:y="13.6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0.9cm" svg:y="13.6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8.9cm" svg:y="13.6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2.9cm" svg:y="10.3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2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2.9cm" svg:y="3.7cm">
          <text:p text:style-name="P1">Automated Configuration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2.9cm" svg:y="7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0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0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0.9cm" svg:y="3.7cm">
          <text:p text:style-name="P1">Manual Configuration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10.9cm" svg:y="7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8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8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8.9cm" svg:y="3.7cm">
          <text:p text:style-name="P1">Manual Configuration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18.9cm" svg:y="7cm">
          <text:p text:style-name="P1">Host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2" draw:layer="layout" svg:width="8cm" svg:height="3.3cm" svg:x="2.9cm" svg:y="13.6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0.9cm" svg:y="13.6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8.9cm" svg:y="13.6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2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2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2.9cm" svg:y="3.7cm">
          <text:p text:style-name="P1">Dockerfiles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2.9cm" svg:y="7cm">
          <text:p text:style-name="P1">Docker Containers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0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0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0.9cm" svg:y="3.7cm">
          <text:p text:style-name="P1">Dockerfiles</text:p>
          <text:p text:style-name="P1">CI Deployment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10.9cm" svg:y="7cm">
          <text:p text:style-name="P1">Docker Containers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8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8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8.9cm" svg:y="3.7cm">
          <text:p text:style-name="P1">Dockerfiles</text:p>
          <text:p text:style-name="P1">CI Deployment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18.9cm" svg:y="7cm">
          <text:p text:style-name="P1">Docker Containers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1" draw:text-style-name="P2" draw:layer="layout" svg:width="8cm" svg:height="3.3cm" svg:x="2.9cm" svg:y="13.6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0.9cm" svg:y="13.6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8.9cm" svg:y="13.6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2.9cm" svg:y="10.3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2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2.9cm" svg:y="3.7cm">
          <text:p text:style-name="P1">Manual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2.9cm" svg:y="7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0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0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0.9cm" svg:y="3.7cm">
          <text:p text:style-name="P1">Ansible</text:p>
          <text:p text:style-name="P1">GitLab CI for Tests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10.9cm" svg:y="7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8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8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8.9cm" svg:y="3.7cm">
          <text:p text:style-name="P1">Ansible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18.9cm" svg:y="7cm">
          <text:p text:style-name="P1">Host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" draw:text-style-name="P2" draw:layer="layout" svg:width="8cm" svg:height="3.3cm" svg:x="2.9cm" svg:y="13.6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0.9cm" svg:y="13.6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8.9cm" svg:y="13.6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2.9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2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2.9cm" svg:y="3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2.9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0.9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0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0.9cm" svg:y="3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10.9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8.9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8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8.9cm" svg:y="3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cm" svg:height="3.3cm" svg:x="18.9cm" svg:y="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5:25:40.791924450</meta:creation-date>
    <dc:date>2016-12-03T17:59:48.042957288</dc:date>
    <meta:editing-duration>PT1H56M43S</meta:editing-duration>
    <meta:editing-cycles>13</meta:editing-cycles>
    <meta:generator>LibreOffice/5.1.4.2$Linux_X86_64 LibreOffice_project/10m0$Build-2</meta:generator>
    <meta:document-statistic meta:object-count="146"/>
  </office:meta>
</office:document-meta>
</file>